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b5b3b" officeooo:paragraph-rsid="001b5b3b"/>
    </style:style>
    <style:style style:name="T1" style:family="text">
      <style:text-properties style:text-position="super 58%"/>
    </style:style>
    <style:style style:name="T2" style:family="text">
      <style:text-properties style:text-position="0% 100%"/>
    </style:style>
    <style:style style:name="T3" style:family="text">
      <style:text-properties officeooo:rsid="001c48e5"/>
    </style:style>
    <style:style style:name="T4" style:family="text">
      <style:text-properties officeooo:rsid="001d969d"/>
    </style:style>
    <style:style style:name="T5" style:family="text">
      <style:text-properties officeooo:rsid="001eff2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CI 4950</text:p>
      <text:p text:style-name="P1">Nicholas Moss</text:p>
      <text:p text:style-name="P1">Weekly Log</text:p>
      <text:p text:style-name="P1">June 15<text:span text:style-name="T1">th</text:span> – June 21<text:span text:style-name="T1">st</text:span> </text:p>
      <text:p text:style-name="P1"/>
      <text:p text:style-name="P1"><text:tab/>This week I tried to get Peter Norvig's Scheme interpreter working, but it just doesn't seem possible. I downloaded the source code, the later versions all being dependent on the first basic interpreter. Unfortunately, the basic interpreter was missing a bunch of functions that were neither in the book or online. They are also somewhat non-obvious for example one of them is “rest2”, which doesn't give any hint as to what it does. I have tried just using the built in “rest” function, but it doesn't seem to work. Either way, it felt like I was wasting too much time trying to get his working, so I started writing my own Scheme interpreter from scratch. This will form the basis for the Lisp interpreter. I've implemented the basic arithmetic functions as well as a read-eval-loop. <text:span text:style-name="T5">T</text:span>he four main arithmetic functions plus, minus, multiplication and division are supported. The interpreter can also recognize atoms. <text:span text:style-name="T4">I also have the basic list functions like car, cons, cdr, and list implemented as well.</text:span> The IF special form will be <text:span text:style-name="T5">next</text:span>, I already have some logical functions implemented, but IF seems like a good special form to start with. <text:span text:style-name="T3">I also need to research the QUOTE special form, and figure out whether it is simply being used to stop evaluation or if it is also creating lists. The way the arguments are evaluated is very important, where the deepest nested arguments should be evaluated firs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8T19:32:49.304706981</meta:creation-date>
    <dc:date>2014-06-19T16:49:06.340682372</dc:date>
    <meta:editing-duration>PT21H7M</meta:editing-duration>
    <meta:editing-cycles>4</meta:editing-cycles>
    <meta:generator>LibreOffice/4.2.4.2$Linux_X86_64 LibreOffice_project/420$Build-2</meta:generator>
    <meta:document-statistic meta:table-count="0" meta:image-count="0" meta:object-count="0" meta:page-count="1" meta:paragraph-count="5" meta:word-count="250" meta:character-count="1464" meta:non-whitespace-character-count="1215"/>
  </office:meta>
</office:document-meta>
</file>